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text-align="justify"/>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ableColumn13" style:family="table-column">
      <style:table-column-properties style:column-width="3.4625in" style:use-optimal-column-width="false"/>
    </style:style>
    <style:style style:name="TableColumn14" style:family="table-column">
      <style:table-column-properties style:column-width="3.4625in" style:use-optimal-column-width="false"/>
    </style:style>
    <style:style style:name="Table12" style:family="table">
      <style:table-properties style:width="6.925in" fo:margin-left="0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paragraph-properties fo:text-align="center"/>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paragraph-properties fo:text-align="center"/>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D.<text:s/>Find Me A Parking Space, Please?</text:p>
      <text:p text:style-name="P2">Ahmad is late for the classses and he need to find the nearest empty parking area for him to park his car and get to the class before the class start. He somehow managed to get the current number of<text:s/>parking space available on each area and he need you help finding the nearest parking space for he could reach his class on time.</text:p>
      <text:h text:style-name="Heading3" text:outline-level="3">Input:</text:h>
      <text:p text:style-name="Textbody">The first line contain the value of<text:s/><text:span text:style-name="T3">n</text:span><text:s/>nodes,<text:s/><text:span text:style-name="T4">m</text:span><text:s/>edges where<text:s/><draw:frame draw:style-name="a0" text:anchor-type="as-char" svg:x="0in" svg:y="0in" svg:width="0.8125in" svg:height="0.19792in" style:rel-width="scale" style:rel-height="scale"><draw:object xlink:href="Object 1/" xlink:type="simple" xlink:show="embed" xlink:actuate="onLoad"/></draw:frame>and<text:s/><draw:frame draw:style-name="a1" text:anchor-type="as-char" svg:x="0in" svg:y="0in" svg:width="1.04167in" svg:height="0.19792in" style:rel-width="scale" style:rel-height="scale"><draw:object xlink:href="Object 2/" xlink:type="simple" xlink:show="embed" xlink:actuate="onLoad"/></draw:frame>. The second line contain<text:span text:style-name="T5"><text:s/>a</text:span><text:s/>number of parking area, followed by<text:s/><text:span text:style-name="T6">a</text:span><text:s/>number of lines denoting the parking space node, the number of available parking space and parking area name, and lastly followed by<text:s/><text:span text:style-name="T7">m</text:span><text:s/>lines of<text:s/><text:span text:style-name="T8">x, y, z</text:span><text:s/>where<text:s/><text:span text:style-name="T9">x</text:span><text:s/>represent the beginning of the edges,<text:s/><text:span text:style-name="T10">y</text:span><text:s/>represent the end of the edges and<text:s/><text:span text:style-name="T11">r</text:span><text:s/>represent<text:s/>the length of the link.</text:p>
      <text:h text:style-name="Heading3" text:outline-level="3">Output:</text:h>
      <text:p text:style-name="Textbody">The name of nearest parking area that Ahmad should park</text:p>
      <text:h text:style-name="Heading3" text:outline-level="3">Sample Input/Output:</text:h>
      <table:table table:style-name="Table12">
        <table:table-columns>
          <table:table-column table:style-name="TableColumn13"/>
          <table:table-column table:style-name="TableColumn14"/>
        </table:table-columns>
        <table:table-row table:style-name="TableRow15">
          <table:table-cell table:style-name="TableCell16">
            <text:p text:style-name="P17">Input</text:p>
          </table:table-cell>
          <table:table-cell table:style-name="TableCell18">
            <text:p text:style-name="P19">Output</text:p>
          </table:table-cell>
        </table:table-row>
        <table:table-row table:style-name="TableRow20">
          <table:table-cell table:style-name="TableCell21">
            <text:p text:style-name="TableContents">10 10</text:p>
            <text:p text:style-name="TableContents">3</text:p>
            <text:p text:style-name="TableContents">3 10 Melati’s Parking Space</text:p>
            <text:p text:style-name="TableContents">7 20 Facility Administration Building</text:p>
            <text:p text:style-name="TableContents">10 0 Mawar’s Parking Space</text:p>
            <text:p text:style-name="TableContents"/>
          </table:table-cell>
          <table:table-cell table:style-name="TableCell22">
            <text:p text:style-name="TableContents">Melati’s Parking Space</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style:font-name-asian="Nimbus Sans" style:font-name-complex="Nimbus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yuZU -YourSlave-</dc:creator>
    <meta:creation-date>2019-04-18T03:36:00Z</meta:creation-date>
    <dc:date>2019-04-19T00:56:00Z</dc:date>
    <meta:template xlink:href="Normal.dotm" xlink:type="simple"/>
    <meta:editing-cycles>12</meta:editing-cycles>
    <meta:editing-duration>PT2340S</meta:editing-duration>
    <meta:document-statistic meta:page-count="1" meta:paragraph-count="2" meta:word-count="151" meta:character-count="1012" meta:row-count="7" meta:non-whitespace-character-count="863"/>
  </office:meta>
</office:document-meta>
</file>

<file path=Object 1/content.xml><?xml version="1.0" encoding="utf-8"?>
<mml:math xmlns:mml="http://www.w3.org/1998/Math/MathML" xmlns:m="http://schemas.openxmlformats.org/officeDocument/2006/math">
  <mml:mn>1</mml:mn>
  <mml:mo>&lt;</mml:mo>
  <mml:mi>n</mml:mi>
  <mml:mo>&lt;</mml:mo>
  <mml:mn>50</mml:mn>
</mml:math>
</file>

<file path=Object 2/content.xml><?xml version="1.0" encoding="utf-8"?>
<mml:math xmlns:mml="http://www.w3.org/1998/Math/MathML" xmlns:m="http://schemas.openxmlformats.org/officeDocument/2006/math">
  <mml:mn>1</mml:mn>
  <mml:mo>&lt;</mml:mo>
  <mml:mi>m</mml:mi>
  <mml:mo>&lt;</mml:mo>
  <mml:mn>1225</mml:mn>
</mml:math>
</file>